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4"/>
    <style:style style:name="P4" style:family="paragraph" style:parent-style-name="Preformatted_20_Text" style:list-style-name="L4">
      <style:paragraph-properties style:writing-mode="lr-tb"/>
    </style:style>
    <style:style style:name="P5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 simple diagram that shows how the <text:span text:style-name="Strong_20_Emphasis"><text:span text:style-name="Source_20_Text">std::deque</text:span></text:span> (double-ended queue) works, and how its <text:span text:style-name="Strong_20_Emphasis">front</text:span> and <text:span text:style-name="Strong_20_Emphasis">back</text:span> are defined.</text:p>
      <text:h text:style-name="Heading_20_3" text:outline-level="3"><text:span text:style-name="Strong_20_Emphasis">Diagram of a </text:span><text:span text:style-name="Strong_20_Emphasis"><text:span text:style-name="Source_20_Text">std::deque</text:span></text:span>:</text:h>
      <text:p text:style-name="Preformatted_20_Text">mathematica</text:p>
      <text:p text:style-name="Preformatted_20_Text">Copy code</text:p>
      <text:p text:style-name="P1"><text:span text:style-name="Source_20_Text"><text:s text:c="7"/>[Front] <text:s text:c="20"/>[Back]</text:span></text:p>
      <text:p text:style-name="P1"><text:span text:style-name="Source_20_Text"><text:s text:c="3"/>|----------------------------|----------------------------|</text:span></text:p>
      <text:p text:style-name="P1"><text:span text:style-name="Source_20_Text"><text:s text:c="3"/>| 10 | 20 | 30 | 40 | 50 | 60 | 70 | 80 | 90 | 100 | <text:s/></text:span></text:p>
      <text:p text:style-name="P1"><text:span text:style-name="Source_20_Text"><text:s text:c="3"/>|----------------------------|----------------------------|</text:span></text:p>
      <text:p text:style-name="P1"><text:span text:style-name="Source_20_Text"><text:s text:c="12"/>↑ <text:s text:c="34"/>↑</text:span></text:p>
      <text:p text:style-name="P2"><text:span text:style-name="Source_20_Text"><text:s text:c="10"/>Front <text:s text:c="30"/>Back</text:span></text:p>
      <text:h text:style-name="Heading_20_3" text:outline-level="3"><text:span text:style-name="Strong_20_Emphasis">Explanation</text:span>:</text:h>
      <text:list xml:id="list504540726" text:style-name="L1">
        <text:list-item>
          <text:p text:style-name="P6"><text:span text:style-name="Strong_20_Emphasis"><text:span text:style-name="Source_20_Text">Front</text:span></text:span>: The element at the front of the deque is <text:span text:style-name="Strong_20_Emphasis">10</text:span> (the first element). You can <text:span text:style-name="Strong_20_Emphasis">push</text:span> or <text:span text:style-name="Strong_20_Emphasis">pop</text:span> elements at the front, and it adjusts efficiently.</text:p>
        </text:list-item>
        <text:list-item>
          <text:p text:style-name="P6"><text:span text:style-name="Strong_20_Emphasis"><text:span text:style-name="Source_20_Text">Back</text:span></text:span>: The element at the back of the deque is <text:span text:style-name="Strong_20_Emphasis">100</text:span> (the last element). You can <text:span text:style-name="Strong_20_Emphasis">push</text:span> or <text:span text:style-name="Strong_20_Emphasis">pop</text:span> elements at the back, and like the front, it’s efficient.</text:p>
        </text:list-item>
      </text:list>
      <text:h text:style-name="Heading_20_3" text:outline-level="3">Key Features of <text:span text:style-name="Source_20_Text">std::deque</text:span>:</text:h>
      <text:list xml:id="list3987810424" text:style-name="L2">
        <text:list-item>
          <text:p text:style-name="P8">A <text:span text:style-name="Source_20_Text">std::deque</text:span> is <text:span text:style-name="Strong_20_Emphasis">double-ended</text:span>, meaning you can add or remove elements from both the <text:span text:style-name="Strong_20_Emphasis">front</text:span> and the <text:span text:style-name="Strong_20_Emphasis">back</text:span>.</text:p>
        </text:list-item>
        <text:list-item>
          <text:p text:style-name="P7">Internally, <text:span text:style-name="Source_20_Text">std::deque</text:span> uses a <text:span text:style-name="Strong_20_Emphasis">dynamic array of blocks</text:span> that allow fast access to both ends.</text:p>
        </text:list-item>
      </text:list>
      <text:h text:style-name="Heading_20_3" text:outline-level="3">Operations in <text:span text:style-name="Source_20_Text">std::deque</text:span>:</text:h>
      <text:list xml:id="list1828794605" text:style-name="L3">
        <text:list-item>
          <text:p text:style-name="P10"><text:span text:style-name="Strong_20_Emphasis">Push Front</text:span>: <text:span text:style-name="Source_20_Text">deque.push_front(element)</text:span> – Adds an element to the front.</text:p>
        </text:list-item>
        <text:list-item>
          <text:p text:style-name="P10"><text:span text:style-name="Strong_20_Emphasis">Push Back</text:span>: <text:span text:style-name="Source_20_Text">deque.push_back(element)</text:span> – Adds an element to the back.</text:p>
        </text:list-item>
        <text:list-item>
          <text:p text:style-name="P10"><text:span text:style-name="Strong_20_Emphasis">Pop Front</text:span>: <text:span text:style-name="Source_20_Text">deque.pop_front()</text:span> – Removes the element from the front.</text:p>
        </text:list-item>
        <text:list-item>
          <text:p text:style-name="P9"><text:span text:style-name="Strong_20_Emphasis">Pop Back</text:span>: <text:span text:style-name="Source_20_Text">deque.pop_back()</text:span> – Removes the element from the back.</text:p>
        </text:list-item>
      </text:list>
      <text:h text:style-name="Heading_20_3" text:outline-level="3">Visualization of Operations:</text:h>
      <text:list xml:id="list2251857681" text:style-name="L4">
        <text:list-item>
          <text:p text:style-name="P11"><text:span text:style-name="Strong_20_Emphasis">Push to the front</text:span>:</text:p>
          <text:p text:style-name="P3">less</text:p>
          <text:p text:style-name="P3">Copy code</text:p>
          <text:p text:style-name="P4"><text:span text:style-name="Source_20_Text">Initial deque: <text:s/>[10 | 20 | 30 | 40 | 50]</text:span></text:p>
          <text:p text:style-name="P5"><text:span text:style-name="Source_20_Text">Push front(5): <text:s/>[5 | 10 | 20 | 30 | 40 | 50]</text:span></text:p>
        </text:list-item>
        <text:list-item>
          <text:p text:style-name="P11"><text:span text:style-name="Strong_20_Emphasis">Push to the back</text:span>:</text:p>
          <text:p text:style-name="P3">less</text:p>
          <text:p text:style-name="P3">Copy code</text:p>
          <text:p text:style-name="P4"><text:span text:style-name="Source_20_Text">Initial deque: <text:s/>[10 | 20 | 30 | 40 | 50]</text:span></text:p>
          <text:p text:style-name="P5"><text:span text:style-name="Source_20_Text">Push back(60): <text:s/>[10 | 20 | 30 | 40 | 50 | 60]</text:span></text:p>
        </text:list-item>
        <text:list-item>
          <text:p text:style-name="P11"><text:span text:style-name="Strong_20_Emphasis">Pop from the front</text:span>:</text:p>
          <text:p text:style-name="P3">less</text:p>
          <text:p text:style-name="P3"><text:soft-page-break/>Copy code</text:p>
          <text:p text:style-name="P4"><text:span text:style-name="Source_20_Text">Initial deque: <text:s/>[10 | 20 | 30 | 40 | 50]</text:span></text:p>
          <text:p text:style-name="P5"><text:span text:style-name="Source_20_Text">Pop front: <text:s text:c="5"/>[20 | 30 | 40 | 50]</text:span></text:p>
        </text:list-item>
        <text:list-item>
          <text:p text:style-name="P11"><text:span text:style-name="Strong_20_Emphasis">Pop from the back</text:span>:</text:p>
          <text:p text:style-name="P3">less</text:p>
          <text:p text:style-name="P3">Copy code</text:p>
          <text:p text:style-name="P4"><text:span text:style-name="Source_20_Text">Initial deque: <text:s/>[10 | 20 | 30 | 40 | 50]</text:span></text:p>
          <text:p text:style-name="P5"><text:span text:style-name="Source_20_Text">Pop back: <text:s text:c="6"/>[10 | 20 | 30 | 40]</text:span></text:p>
        </text:list-item>
      </text:list>
      <text:h text:style-name="Heading_20_3" text:outline-level="3"><text:span text:style-name="Strong_20_Emphasis">Summary</text:span>:</text:h>
      <text:list xml:id="list2161767069" text:style-name="L5">
        <text:list-item>
          <text:p text:style-name="P13">The <text:span text:style-name="Strong_20_Emphasis"><text:span text:style-name="Source_20_Text">front</text:span></text:span> of the <text:span text:style-name="Source_20_Text">deque</text:span> is the first element.</text:p>
        </text:list-item>
        <text:list-item>
          <text:p text:style-name="P13">The <text:span text:style-name="Strong_20_Emphasis"><text:span text:style-name="Source_20_Text">back</text:span></text:span> of the <text:span text:style-name="Source_20_Text">deque</text:span> is the last element.</text:p>
        </text:list-item>
        <text:list-item>
          <text:p text:style-name="P12">You can <text:span text:style-name="Strong_20_Emphasis">add and remove elements</text:span> efficiently from both end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9:59:22.246571168</meta:creation-date>
    <dc:date>2025-01-03T09:59:30.498223866</dc:date>
    <meta:editing-duration>PT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56" meta:character-count="1940" meta:non-whitespace-character-count="1504"/>
  </office:meta>
</office:document-meta>
</file>